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2020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2019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201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2017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2016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2016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201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201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2011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201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201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200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2009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200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2008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2007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200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200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200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2005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2004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2003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2002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200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200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1999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1998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199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199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199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1996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199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1994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1994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199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1992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1991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1990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199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1989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198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198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198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198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198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198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198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198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1977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01097140101</text:p>
          </table:table-cell>
          <table:table-cell office:value-type="string" calcext:value-type="string">
            <text:p>19N <text:s/>2E 7DAAA1</text:p>
          </table:table-cell>
          <table:table-cell office:value-type="string" calcext:value-type="string">
            <text:p>1977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